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2E000001F37E89A14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555cm" svg:height="12.6cm" svg:x="0.201cm" svg:y="0.1cm">
          <draw:image xlink:href="Pictures/100000000000032E000001F37E89A1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1:01:11.355000000</meta:creation-date>
    <dc:date>2015-04-13T11:03:22.452000000</dc:date>
    <meta:editing-duration>P0D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